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0.873cm"/>
    </style:style>
    <style:style style:name="co25" style:family="table-column">
      <style:table-column-properties fo:break-before="auto" style:column-width="7.779cm"/>
    </style:style>
    <style:style style:name="co26" style:family="table-column">
      <style:table-column-properties fo:break-before="auto" style:column-width="0.9cm"/>
    </style:style>
    <style:style style:name="co27" style:family="table-column">
      <style:table-column-properties fo:break-before="auto" style:column-width="0.767cm"/>
    </style:style>
    <style:style style:name="co28" style:family="table-column">
      <style:table-column-properties fo:break-before="auto" style:column-width="7.752cm"/>
    </style:style>
    <style:style style:name="co29" style:family="table-column">
      <style:table-column-properties fo:break-before="auto" style:column-width="8.102cm"/>
    </style:style>
    <style:style style:name="co30" style:family="table-column">
      <style:table-column-properties fo:break-before="auto" style:column-width="5.37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ro24" style:family="table-row">
      <style:table-row-properties style:row-height="1.66cm" fo:break-before="auto" style:use-optimal-row-height="true"/>
    </style:style>
    <style:style style:name="ta1" style:family="table" style:master-page-name="mp1">
      <style:table-properties table:display="true" style:writing-mode="lr-tb"/>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2.D4"/>
      <style:map style:condition="cell-content()=&quot;NC&quot;" style:apply-style-name="cf5" style:base-cell-address="P02.D4"/>
      <style:map style:condition="cell-content()=&quot;NA&quot;" style:apply-style-name="cf4" style:base-cell-address="P02.D4"/>
      <style:map style:condition="cell-content()=&quot;NT&quot;" style:apply-style-name="cf6" style:base-cell-address="P02.D4"/>
    </style:style>
    <style:style style:name="ce127" style:family="table-cell" style:parent-style-name="Default" style:data-style-name="N0">
      <style:table-cell-properties style:vertical-align="automatic"/>
      <style:map style:condition="cell-content()=&quot;D&quot;" style:apply-style-name="cf2" style:base-cell-address="P02.E4"/>
      <style:map style:condition="cell-content()=&quot;N&quot;" style:apply-style-name="cf3" style:base-cell-address="P02.E4"/>
    </style:style>
    <style:style style:name="ce130" style:family="table-cell" style:parent-style-name="Default" style:data-style-name="N0">
      <style:table-cell-properties style:vertical-align="middle"/>
      <style:map style:condition="cell-content()=&quot;D&quot;" style:apply-style-name="cf2" style:base-cell-address="P02.E4"/>
      <style:map style:condition="cell-content()=&quot;N&quot;" style:apply-style-name="cf3" style:base-cell-address="P02.E4"/>
    </style:style>
    <style:style style:name="ce142"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143"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144"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64"/>
        <table:table-column table:style-name="co2" table:number-columns-repeated="2" table:default-cell-style-name="ce64"/>
        <table:table-column table:style-name="co3" table:default-cell-style-name="ce64"/>
        <table:table-column table:style-name="co4" table:number-columns-repeated="60" table:default-cell-style-name="ce64"/>
        <table:table-column table:style-name="co4" table:number-columns-repeated="959" table:default-cell-style-name="Default"/>
        <table:table-column table:style-name="co5" table:default-cell-style-name="Default"/>
        <table:table-row table:style-name="ro1">
          <table:table-cell table:style-name="ce59"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70"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19" calcext:value-type="float">
            <text:p>19</text:p>
          </table:table-cell>
          <table:table-cell table:number-columns-repeated="1021"/>
        </table:table-row>
        <table:table-row table:style-name="ro6">
          <table:table-cell table:style-name="ce6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4"/>
        <table:table-column table:style-name="co8" table:default-cell-style-name="ce64"/>
        <table:table-column table:style-name="co9" table:default-cell-style-name="ce64"/>
        <table:table-column table:style-name="co5" table:number-columns-repeated="61" table:default-cell-style-name="ce64"/>
        <table:table-row table:style-name="ro7">
          <table:table-cell table:style-name="Default"/>
          <table:table-cell table:number-columns-repeated="63"/>
        </table:table-row>
        <table:table-row table:style-name="ro7">
          <table:table-cell table:style-name="ce59"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Default"/>
          <table:table-cell table:number-columns-repeated="63"/>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table:table-cell table:style-name="ce136"/>
          <table:table-cell table:number-columns-repeated="61"/>
        </table:table-row>
        <table:table-row table:style-name="ro9">
          <table:table-cell table:style-name="Default"/>
          <table:table-cell table:style-name="ce135"/>
          <table:table-cell table:style-name="ce137"/>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4"/>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64"/>
        <table:table-column table:style-name="co4" table:number-columns-repeated="58" table:default-cell-style-name="ce32"/>
        <table:table-row table:style-name="ro7">
          <table:table-cell table:style-name="ce84" table:formula="of:=[Échantillon.A1]" office:value-type="float" office:value="0" calcext:value-type="float" table:number-columns-spanned="3" table:number-rows-spanned="1">
            <text:p>0</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6"/>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6"/>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6"/>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6"/>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6"/>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6"/>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6"/>
          <table:table-cell table:number-columns-repeated="60"/>
        </table:table-row>
        <table:table-row table:style-name="ro12">
          <table:table-cell table:style-name="ce28"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6"/>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6"/>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6"/>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6"/>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6"/>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6"/>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6"/>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6"/>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6"/>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6"/>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6"/>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6"/>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6"/>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6"/>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6"/>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6"/>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6"/>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6"/>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6"/>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6"/>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6"/>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6"/>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6"/>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6"/>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6"/>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6"/>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6"/>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6"/>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6"/>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6"/>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6"/>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6"/>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6"/>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6"/>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6"/>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6"/>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6"/>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6"/>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6"/>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6"/>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6"/>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6"/>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6"/>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6"/>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6"/>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6"/>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6"/>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6"/>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6"/>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6"/>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6"/>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6"/>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6"/>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6"/>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6"/>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6"/>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6"/>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6"/>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6"/>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6"/>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6"/>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6"/>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6"/>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6"/>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6"/>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6"/>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6"/>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6"/>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6"/>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6"/>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6"/>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6"/>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6"/>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4"/>
        <table:table-column table:style-name="co13" table:default-cell-style-name="ce64"/>
        <table:table-column table:style-name="co14" table:number-columns-repeated="10" table:default-cell-style-name="ce104"/>
        <table:table-column table:style-name="co14" table:default-cell-style-name="ce70"/>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5" table:number-columns-repeated="46" table:default-cell-style-name="ce64"/>
        <table:table-row table:style-name="ro7">
          <table:table-cell table:style-name="ce59" table:formula="of:=[Échantillon.A1]" office:value-type="float" office:value="0" calcext:value-type="float" table:number-columns-spanned="15" table:number-rows-spanned="1">
            <text:p>0</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59"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covered-table-cell table:number-columns-repeated="10" table:style-name="ce46"/>
          <table:covered-table-cell table:number-columns-repeated="3"/>
          <table:table-cell table:number-columns-repeated="49"/>
        </table:table-row>
        <table:table-row table:style-name="ro14">
          <table:table-cell table:style-name="ce95"/>
          <table:covered-table-cell/>
          <table:covered-table-cell table:number-columns-repeated="10" table:style-name="ce46"/>
          <table:covered-table-cell table:number-columns-repeated="3"/>
          <table:table-cell table:number-columns-repeated="49"/>
        </table:table-row>
        <table:table-row table:style-name="ro15">
          <table:table-cell/>
          <table:table-cell table:style-name="ce99" office:value-type="string" calcext:value-type="string">
            <text:p>C</text:p>
          </table:table-cell>
          <table:table-cell table:style-name="ce99" table:formula="of:=[BaseDeCalcul.$X12]" office:value-type="float" office:value="0" calcext:value-type="float">
            <text:p>0</text:p>
          </table:table-cell>
          <table:table-cell table:style-name="ce99" table:formula="of:=[BaseDeCalcul.X15]" office:value-type="float" office:value="0" calcext:value-type="float">
            <text:p>0</text:p>
          </table:table-cell>
          <table:table-cell table:style-name="ce99" table:formula="of:=[BaseDeCalcul.X19]" office:value-type="float" office:value="0" calcext:value-type="float">
            <text:p>0</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0" calcext:value-type="float">
            <text:p>0</text:p>
          </table:table-cell>
          <table:table-cell table:style-name="ce108" table:formula="of:=[BaseDeCalcul.X121]" office:value-type="float" office:value="0" calcext:value-type="float">
            <text:p>0</text:p>
          </table:table-cell>
          <table:table-cell/>
          <table:table-cell table:style-name="ce112" table:formula="of:=SUM([.C6:.O6])" office:value-type="float" office:value="0" calcext:value-type="float">
            <text:p>0</text:p>
          </table:table-cell>
          <table:table-cell table:style-name="ce112" office:value-type="string" calcext:value-type="string">
            <text:p>C</text:p>
          </table:table-cell>
          <table:table-cell table:number-columns-repeated="46"/>
        </table:table-row>
        <table:table-row table:style-name="ro15">
          <table:table-cell table:style-name="ce96"/>
          <table:table-cell table:style-name="ce100" office:value-type="string" calcext:value-type="string">
            <text:p>NC</text:p>
          </table:table-cell>
          <table:table-cell table:style-name="ce100" table:formula="of:=[BaseDeCalcul.Y12]" office:value-type="float" office:value="0" calcext:value-type="float">
            <text:p>0</text:p>
          </table:table-cell>
          <table:table-cell table:style-name="ce100" table:formula="of:=[BaseDeCalcul.Y15]" office:value-type="float" office:value="0" calcext:value-type="float">
            <text:p>0</text:p>
          </table:table-cell>
          <table:table-cell table:style-name="ce100" table:formula="of:=[BaseDeCalcul.Y19]" office:value-type="float" office:value="0" calcext:value-type="float">
            <text:p>0</text:p>
          </table:table-cell>
          <table:table-cell table:style-name="ce100" table:formula="of:=[BaseDeCalcul.Y33]" office:value-type="float" office:value="0" calcext:value-type="float">
            <text:p>0</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0" calcext:value-type="float">
            <text:p>0</text:p>
          </table:table-cell>
          <table:table-cell table:style-name="ce109" table:formula="of:=[BaseDeCalcul.Y121]" office:value-type="float" office:value="0" calcext:value-type="float">
            <text:p>0</text:p>
          </table:table-cell>
          <table:table-cell/>
          <table:table-cell table:style-name="ce113" table:formula="of:=SUM([.C7:.O7])" office:value-type="float" office:value="0" calcext:value-type="float">
            <text:p>0</text:p>
          </table:table-cell>
          <table:table-cell table:style-name="ce113" office:value-type="string" calcext:value-type="string">
            <text:p>NC</text:p>
          </table:table-cell>
          <table:table-cell table:number-columns-repeated="46"/>
        </table:table-row>
        <table:table-row table:style-name="ro15">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5">
          <table:table-cell table:style-name="ce97"/>
          <table:table-cell table:style-name="ce102" office:value-type="string" calcext:value-type="string">
            <text:p>D</text:p>
          </table:table-cell>
          <table:table-cell table:style-name="ce102" table:formula="of:=[BaseDeCalcul.AZ12]" office:value-type="float" office:value="0" calcext:value-type="float">
            <text:p>0</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0" calcext:value-type="float">
            <text:p>0</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0" calcext:value-type="float">
            <text:p>0</text:p>
          </table:table-cell>
          <table:table-cell/>
          <table:table-cell table:style-name="ce115" table:formula="of:=SUM([.C9:.O9])" office:value-type="float" office:value="0" calcext:value-type="float">
            <text:p>0</text:p>
          </table:table-cell>
          <table:table-cell table:style-name="ce115" office:value-type="string" calcext:value-type="string">
            <text:p>D</text:p>
          </table:table-cell>
          <table:table-cell table:number-columns-repeated="46"/>
        </table:table-row>
        <table:table-row table:style-name="ro15">
          <table:table-cell table:style-name="ce97"/>
          <table:table-cell table:style-name="ce102" office:value-type="string" calcext:value-type="string">
            <text:p>NT</text:p>
          </table:table-cell>
          <table:table-cell table:style-name="ce102" table:formula="of:=[BaseDeCalcul.AA12]" office:value-type="float" office:value="27" calcext:value-type="float">
            <text:p>27</text:p>
          </table:table-cell>
          <table:table-cell table:style-name="ce102" table:formula="of:=[BaseDeCalcul.AA15]" office:value-type="float" office:value="6" calcext:value-type="float">
            <text:p>6</text:p>
          </table:table-cell>
          <table:table-cell table:style-name="ce102" table:formula="of:=[BaseDeCalcul.AA19]" office:value-type="float" office:value="9" calcext:value-type="float">
            <text:p>9</text:p>
          </table:table-cell>
          <table:table-cell table:style-name="ce102" table:formula="of:=[BaseDeCalcul.AA33]" office:value-type="float" office:value="39" calcext:value-type="float">
            <text:p>39</text:p>
          </table:table-cell>
          <table:table-cell table:style-name="ce102" table:formula="of:=[BaseDeCalcul.AA42]" office:value-type="float" office:value="24" calcext:value-type="float">
            <text:p>24</text:p>
          </table:table-cell>
          <table:table-cell table:style-name="ce102" table:formula="of:=[BaseDeCalcul.AA45]" office:value-type="float" office:value="6" calcext:value-type="float">
            <text:p>6</text:p>
          </table:table-cell>
          <table:table-cell table:style-name="ce102" table:formula="of:=[BaseDeCalcul.AA51]" office:value-type="float" office:value="15" calcext:value-type="float">
            <text:p>15</text:p>
          </table:table-cell>
          <table:table-cell table:style-name="ce102" table:formula="of:=[BaseDeCalcul.AA62]" office:value-type="float" office:value="30" calcext:value-type="float">
            <text:p>30</text:p>
          </table:table-cell>
          <table:table-cell table:style-name="ce102" table:formula="of:=[BaseDeCalcul.AA67]" office:value-type="float" office:value="12" calcext:value-type="float">
            <text:p>12</text:p>
          </table:table-cell>
          <table:table-cell table:style-name="ce102" table:formula="of:=[BaseDeCalcul.AA82]" office:value-type="float" office:value="42" calcext:value-type="float">
            <text:p>42</text:p>
          </table:table-cell>
          <table:table-cell table:style-name="ce102" table:formula="of:=[BaseDeCalcul.AA96]" office:value-type="float" office:value="39" calcext:value-type="float">
            <text:p>39</text:p>
          </table:table-cell>
          <table:table-cell table:style-name="ce102" table:formula="of:=[BaseDeCalcul.AA108]" office:value-type="float" office:value="33" calcext:value-type="float">
            <text:p>33</text:p>
          </table:table-cell>
          <table:table-cell table:style-name="ce111" table:formula="of:=[BaseDeCalcul.AA121]" office:value-type="float" office:value="36" calcext:value-type="float">
            <text:p>36</text:p>
          </table:table-cell>
          <table:table-cell/>
          <table:table-cell table:style-name="ce115" table:formula="of:=SUM([.C10:.O10])" office:value-type="float" office:value="318" calcext:value-type="float">
            <text:p>318</text:p>
          </table:table-cell>
          <table:table-cell table:style-name="ce115" office:value-type="string" calcext:value-type="string">
            <text:p>NT</text:p>
          </table:table-cell>
          <table:table-cell table:number-columns-repeated="46"/>
        </table:table-row>
        <table:table-row table:style-name="ro7">
          <table:table-cell table:style-name="ce70"/>
          <table:table-cell table:style-name="ce103" table:number-columns-repeated="14"/>
          <table:table-cell table:number-columns-repeated="49"/>
        </table:table-row>
        <table:table-row table:style-name="ro7" table:number-rows-repeated="2">
          <table:table-cell table:number-columns-repeated="2"/>
          <table:table-cell table:style-name="ce6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318 critère(s) NT." calcext:value-type="string">
            <text:p>Pourcentage indisponible : il reste 318 critère(s) NT.</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318 critère(s) NT." calcext:value-type="string">
            <text:p>Pourcentage indisponible : il reste 318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4"/>
        <table:table-column table:style-name="co21"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23" table:number-columns-repeated="4" table:default-cell-style-name="ce129"/>
        <table:table-column table:style-name="co4" table:default-cell-style-name="ce64"/>
        <table:table-column table:style-name="co21" table:number-columns-repeated="2"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5" table:default-cell-style-name="ce129"/>
        <table:table-column table:style-name="co4" table:number-columns-repeated="12" table:default-cell-style-name="ce64"/>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0" table:number-columns-repeated="3"/>
          <table:table-cell table:style-name="ce64"/>
          <table:table-cell table:style-name="ce120" table:number-columns-repeated="19"/>
          <table:table-cell table:style-name="ce122" table:number-columns-repeated="4"/>
          <table:table-cell/>
          <table:table-cell table:style-name="ce70" table:number-columns-repeated="3"/>
          <table:table-cell table:style-name="ce120" table:number-columns-repeated="20"/>
          <table:table-cell table:style-name="ce122"/>
          <table:table-cell table:style-name="ce70"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D4]" office:value-type="string" office:string-value="NT" calcext:value-type="string">
            <text:p>NT</text:p>
          </table:table-cell>
          <table:table-cell table:formula="of:=[P02.$D4]" office:value-type="string" office:string-value="NT" calcext:value-type="string">
            <text:p>NT</text:p>
          </table:table-cell>
          <table:table-cell table:formula="of:=[P03.$D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W3];&quot;C&quot;)" office:value-type="float" office:value="0" calcext:value-type="float">
            <text:p>0</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3" calcext:value-type="float">
            <text:p>3</text:p>
          </table:table-cell>
          <table:table-cell table:formula="of:=IF([.Y3]&gt;0;&quot;NC&quot;;IF([.X3]&gt;0;&quot;C&quot;;IF([.AA3]&gt;0;&quot;NT&quot;;&quot;NA&quot;)))" office:value-type="string" office:string-value="NT" calcext:value-type="string">
            <text:p>NT</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P02.$E4]" office:value-type="string" office:string-value="N" calcext:value-type="string">
            <text:p>N</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D5]" office:value-type="string" office:string-value="NT" calcext:value-type="string">
            <text:p>NT</text:p>
          </table:table-cell>
          <table:table-cell table:formula="of:=[P02.$D5]" office:value-type="string" office:string-value="NT" calcext:value-type="string">
            <text:p>NT</text:p>
          </table:table-cell>
          <table:table-cell table:formula="of:=[P03.$D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0" calcext:value-type="float">
            <text:p>0</text:p>
          </table:table-cell>
          <table:table-cell table:style-name="ce121" table:formula="of:=COUNTIF([.D4:.W4];&quot;NA&quot;)" office:value-type="float" office:value="0" calcext:value-type="float">
            <text:p>0</text:p>
          </table:table-cell>
          <table:table-cell table:style-name="ce121" table:formula="of:=COUNTIF([.D4:.W4];&quot;NT&quot;)" office:value-type="float" office:value="3" calcext:value-type="float">
            <text:p>3</text:p>
          </table:table-cell>
          <table:table-cell table:formula="of:=IF([.Y4]&gt;0;&quot;NC&quot;;IF([.X4]&gt;0;&quot;C&quot;;IF([.AA4]&gt;0;&quot;NT&quot;;&quot;NA&quot;)))" office:value-type="string" office:string-value="NT" calcext:value-type="string">
            <text:p>NT</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P02.$E5]" office:value-type="string" office:string-value="N" calcext:value-type="string">
            <text:p>N</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D6]" office:value-type="string" office:string-value="NT" calcext:value-type="string">
            <text:p>NT</text:p>
          </table:table-cell>
          <table:table-cell table:formula="of:=[P02.$D6]" office:value-type="string" office:string-value="NT" calcext:value-type="string">
            <text:p>NT</text:p>
          </table:table-cell>
          <table:table-cell table:formula="of:=[P03.$D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0" calcext:value-type="float">
            <text:p>0</text:p>
          </table:table-cell>
          <table:table-cell table:style-name="ce121" table:formula="of:=COUNTIF([.D5:.W5];&quot;NA&quot;)" office:value-type="float" office:value="0" calcext:value-type="float">
            <text:p>0</text:p>
          </table:table-cell>
          <table:table-cell table:style-name="ce121" table:formula="of:=COUNTIF([.D5:.W5];&quot;NT&quot;)" office:value-type="float" office:value="3" calcext:value-type="float">
            <text:p>3</text:p>
          </table:table-cell>
          <table:table-cell table:formula="of:=IF([.Y5]&gt;0;&quot;NC&quot;;IF([.X5]&gt;0;&quot;C&quot;;IF([.AA5]&gt;0;&quot;NT&quot;;&quot;NA&quot;)))" office:value-type="string" office:string-value="NT" calcext:value-type="string">
            <text:p>NT</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E6]" office:value-type="string" office:string-value="N" calcext:value-type="string">
            <text:p>N</text:p>
          </table:table-cell>
          <table:table-cell table:formula="of:=[P02.$E6]" office:value-type="string" office:string-value="N" calcext:value-type="string">
            <text:p>N</text:p>
          </table:table-cell>
          <table:table-cell table:formula="of:=[P03.$E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P02.$D7]" office:value-type="string" office:string-value="NT" calcext:value-type="string">
            <text:p>NT</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3" calcext:value-type="float">
            <text:p>3</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P02.$E7]" office:value-type="string" office:string-value="N" calcext:value-type="string">
            <text:p>N</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P02.$D8]" office:value-type="string" office:string-value="NT" calcext:value-type="string">
            <text:p>NT</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3" calcext:value-type="float">
            <text:p>3</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P02.$E8]" office:value-type="string" office:string-value="N" calcext:value-type="string">
            <text:p>N</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P02.$D9]" office:value-type="string" office:string-value="NT" calcext:value-type="string">
            <text:p>NT</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3" calcext:value-type="float">
            <text:p>3</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P02.$E9]" office:value-type="string" office:string-value="N" calcext:value-type="string">
            <text:p>N</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P02.$D10]" office:value-type="string" office:string-value="NT" calcext:value-type="string">
            <text:p>NT</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3" calcext:value-type="float">
            <text:p>3</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P02.$E10]" office:value-type="string" office:string-value="N" calcext:value-type="string">
            <text:p>N</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P02.$D11]" office:value-type="string" office:string-value="NT" calcext:value-type="string">
            <text:p>NT</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3" calcext:value-type="float">
            <text:p>3</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P02.$E11]" office:value-type="string" office:string-value="N" calcext:value-type="string">
            <text:p>N</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P02.$D12]" office:value-type="string" office:string-value="NT" calcext:value-type="string">
            <text:p>NT</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3" calcext:value-type="float">
            <text:p>3</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P02.$E12]" office:value-type="string" office:string-value="N" calcext:value-type="string">
            <text:p>N</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0" calcext:value-type="float">
            <text:p>0</text:p>
          </table:table-cell>
          <table:table-cell table:style-name="ce123" table:formula="of:=SUM([.Y3:.Y11])" office:value-type="float" office:value="0" calcext:value-type="float">
            <text:p>0</text:p>
          </table:table-cell>
          <table:table-cell table:style-name="ce123" table:formula="of:=SUM([.Z3:.Z11])" office:value-type="float" office:value="0" calcext:value-type="float">
            <text:p>0</text:p>
          </table:table-cell>
          <table:table-cell table:style-name="ce123" table:formula="of:=SUM([.AA3:.AA11])" office:value-type="float" office:value="27" calcext:value-type="float">
            <text:p>27</text:p>
          </table:table-cell>
          <table:table-cell/>
          <table:table-cell table:style-name="ce116"/>
          <table:table-cell table:style-name="ce117" table:number-columns-repeated="22"/>
          <table:table-cell table:style-name="ce123"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P02.$D13]" office:value-type="string" office:string-value="NT" calcext:value-type="string">
            <text:p>NT</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3" calcext:value-type="float">
            <text:p>3</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P02.$E13]" office:value-type="string" office:string-value="N" calcext:value-type="string">
            <text:p>N</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P02.$D14]" office:value-type="string" office:string-value="NT" calcext:value-type="string">
            <text:p>NT</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3" calcext:value-type="float">
            <text:p>3</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P02.$E14]" office:value-type="string" office:string-value="N" calcext:value-type="string">
            <text:p>N</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6" calcext:value-type="float">
            <text:p>6</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P02.$D15]" office:value-type="string" office:string-value="NT" calcext:value-type="string">
            <text:p>NT</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6:.W16];&quot;C&quot;)" office:value-type="float" office:value="0" calcext:value-type="float">
            <text:p>0</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3" calcext:value-type="float">
            <text:p>3</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P02.$E15]" office:value-type="string" office:string-value="N" calcext:value-type="string">
            <text:p>N</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P02.$D16]" office:value-type="string" office:string-value="NT" calcext:value-type="string">
            <text:p>NT</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3" calcext:value-type="float">
            <text:p>3</text:p>
          </table:table-cell>
          <table:table-cell table:formula="of:=IF([.Y17]&gt;0;&quot;NC&quot;;IF([.X17]&gt;0;&quot;C&quot;;IF([.AA17]&gt;0;&quot;NT&quot;;&quot;NA&quot;)))" office:value-type="string" office:string-value="NT" calcext:value-type="string">
            <text:p>NT</text:p>
          </table:table-cell>
          <table:table-cell table:style-name="ce70"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P02.$E16]" office:value-type="string" office:string-value="N" calcext:value-type="string">
            <text:p>N</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P02.$D17]" office:value-type="string" office:string-value="NT" calcext:value-type="string">
            <text:p>NT</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0" calcext:value-type="float">
            <text:p>0</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3" calcext:value-type="float">
            <text:p>3</text:p>
          </table:table-cell>
          <table:table-cell table:formula="of:=IF([.Y18]&gt;0;&quot;NC&quot;;IF([.X18]&gt;0;&quot;C&quot;;IF([.AA18]&gt;0;&quot;NT&quot;;&quot;NA&quot;)))" office:value-type="string" office:string-value="NT" calcext:value-type="string">
            <text:p>NT</text:p>
          </table:table-cell>
          <table:table-cell table:style-name="ce70"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P02.$E17]" office:value-type="string" office:string-value="N" calcext:value-type="string">
            <text:p>N</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0" calcext:value-type="float">
            <text:p>0</text:p>
          </table:table-cell>
          <table:table-cell table:style-name="ce123" table:formula="of:=SUM([.Y16:.Y18])" office:value-type="float" office:value="0" calcext:value-type="float">
            <text:p>0</text:p>
          </table:table-cell>
          <table:table-cell table:style-name="ce123" table:formula="of:=SUM([.Z16:.Z18])" office:value-type="float" office:value="0" calcext:value-type="float">
            <text:p>0</text:p>
          </table:table-cell>
          <table:table-cell table:style-name="ce123" table:formula="of:=SUM([.AA16:.AA18])" office:value-type="float" office:value="9" calcext:value-type="float">
            <text:p>9</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P02.$D18]" office:value-type="string" office:string-value="NT" calcext:value-type="string">
            <text:p>NT</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3" calcext:value-type="float">
            <text:p>3</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P02.$E18]" office:value-type="string" office:string-value="N" calcext:value-type="string">
            <text:p>N</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P02.$D19]" office:value-type="string" office:string-value="NT" calcext:value-type="string">
            <text:p>NT</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0" calcext:value-type="float">
            <text:p>0</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3" calcext:value-type="float">
            <text:p>3</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P02.$E19]" office:value-type="string" office:string-value="N" calcext:value-type="string">
            <text:p>N</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P02.$D20]" office:value-type="string" office:string-value="NT" calcext:value-type="string">
            <text:p>NT</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3" calcext:value-type="float">
            <text:p>3</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P02.$E20]" office:value-type="string" office:string-value="N" calcext:value-type="string">
            <text:p>N</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P02.$D21]" office:value-type="string" office:string-value="NT" calcext:value-type="string">
            <text:p>NT</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3" calcext:value-type="float">
            <text:p>3</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P02.$E21]" office:value-type="string" office:string-value="N" calcext:value-type="string">
            <text:p>N</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P02.$D22]" office:value-type="string" office:string-value="NT" calcext:value-type="string">
            <text:p>NT</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3" calcext:value-type="float">
            <text:p>3</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P02.$E22]" office:value-type="string" office:string-value="N" calcext:value-type="string">
            <text:p>N</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P02.$D23]" office:value-type="string" office:string-value="NT" calcext:value-type="string">
            <text:p>NT</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3" calcext:value-type="float">
            <text:p>3</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P02.$E23]" office:value-type="string" office:string-value="N" calcext:value-type="string">
            <text:p>N</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P02.$D24]" office:value-type="string" office:string-value="NT" calcext:value-type="string">
            <text:p>NT</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3" calcext:value-type="float">
            <text:p>3</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P02.$E24]" office:value-type="string" office:string-value="N" calcext:value-type="string">
            <text:p>N</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P02.$D25]" office:value-type="string" office:string-value="NT" calcext:value-type="string">
            <text:p>NT</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3" calcext:value-type="float">
            <text:p>3</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P02.$E25]" office:value-type="string" office:string-value="N" calcext:value-type="string">
            <text:p>N</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P02.$D26]" office:value-type="string" office:string-value="NT" calcext:value-type="string">
            <text:p>NT</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3" calcext:value-type="float">
            <text:p>3</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P02.$E26]" office:value-type="string" office:string-value="N" calcext:value-type="string">
            <text:p>N</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P02.$D27]" office:value-type="string" office:string-value="NT" calcext:value-type="string">
            <text:p>NT</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3" calcext:value-type="float">
            <text:p>3</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P02.$E27]" office:value-type="string" office:string-value="N" calcext:value-type="string">
            <text:p>N</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P02.$D28]" office:value-type="string" office:string-value="NT" calcext:value-type="string">
            <text:p>NT</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3" calcext:value-type="float">
            <text:p>3</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P02.$E28]" office:value-type="string" office:string-value="N" calcext:value-type="string">
            <text:p>N</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P02.$D29]" office:value-type="string" office:string-value="NT" calcext:value-type="string">
            <text:p>NT</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3" calcext:value-type="float">
            <text:p>3</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P02.$E29]" office:value-type="string" office:string-value="N" calcext:value-type="string">
            <text:p>N</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P02.$D30]" office:value-type="string" office:string-value="NT" calcext:value-type="string">
            <text:p>NT</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3" calcext:value-type="float">
            <text:p>3</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P02.$E30]" office:value-type="string" office:string-value="N" calcext:value-type="string">
            <text:p>N</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0" calcext:value-type="float">
            <text:p>0</text:p>
          </table:table-cell>
          <table:table-cell table:style-name="ce123" table:formula="of:=SUM([.Z20:.Z32])" office:value-type="float" office:value="0" calcext:value-type="float">
            <text:p>0</text:p>
          </table:table-cell>
          <table:table-cell table:style-name="ce123" table:formula="of:=SUM([.AA20:.AA32])" office:value-type="float" office:value="39" calcext:value-type="float">
            <text:p>39</text:p>
          </table:table-cell>
          <table:table-cell/>
          <table:table-cell table:style-name="ce116"/>
          <table:table-cell table:style-name="ce117" table:number-columns-repeated="22"/>
          <table:table-cell table:style-name="ce123"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P02.$D31]" office:value-type="string" office:string-value="NT" calcext:value-type="string">
            <text:p>NT</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3" calcext:value-type="float">
            <text:p>3</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P02.$E31]" office:value-type="string" office:string-value="N" calcext:value-type="string">
            <text:p>N</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P02.$D32]" office:value-type="string" office:string-value="NT" calcext:value-type="string">
            <text:p>NT</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3" calcext:value-type="float">
            <text:p>3</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P02.$E32]" office:value-type="string" office:string-value="N" calcext:value-type="string">
            <text:p>N</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P02.$D33]" office:value-type="string" office:string-value="NT" calcext:value-type="string">
            <text:p>NT</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3" calcext:value-type="float">
            <text:p>3</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P02.$E33]" office:value-type="string" office:string-value="N" calcext:value-type="string">
            <text:p>N</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P02.$D34]" office:value-type="string" office:string-value="NT" calcext:value-type="string">
            <text:p>NT</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3" calcext:value-type="float">
            <text:p>3</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P02.$E34]" office:value-type="string" office:string-value="N" calcext:value-type="string">
            <text:p>N</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P02.$D35]" office:value-type="string" office:string-value="NT" calcext:value-type="string">
            <text:p>NT</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3" calcext:value-type="float">
            <text:p>3</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P02.$E35]" office:value-type="string" office:string-value="N" calcext:value-type="string">
            <text:p>N</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P02.$D36]" office:value-type="string" office:string-value="NT" calcext:value-type="string">
            <text:p>NT</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3" calcext:value-type="float">
            <text:p>3</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P02.$E36]" office:value-type="string" office:string-value="N" calcext:value-type="string">
            <text:p>N</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P02.$D37]" office:value-type="string" office:string-value="NT" calcext:value-type="string">
            <text:p>NT</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3" calcext:value-type="float">
            <text:p>3</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P02.$E37]" office:value-type="string" office:string-value="N" calcext:value-type="string">
            <text:p>N</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P02.$D38]" office:value-type="string" office:string-value="NT" calcext:value-type="string">
            <text:p>NT</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3" calcext:value-type="float">
            <text:p>3</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P02.$E38]" office:value-type="string" office:string-value="N" calcext:value-type="string">
            <text:p>N</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24" calcext:value-type="float">
            <text:p>24</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P02.$D39]" office:value-type="string" office:string-value="NT" calcext:value-type="string">
            <text:p>NT</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3" calcext:value-type="float">
            <text:p>3</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P02.$E39]" office:value-type="string" office:string-value="N" calcext:value-type="string">
            <text:p>N</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P02.$D40]" office:value-type="string" office:string-value="NT" calcext:value-type="string">
            <text:p>NT</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3" calcext:value-type="float">
            <text:p>3</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P02.$E40]" office:value-type="string" office:string-value="N" calcext:value-type="string">
            <text:p>N</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6" calcext:value-type="float">
            <text:p>6</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P02.$D41]" office:value-type="string" office:string-value="NT" calcext:value-type="string">
            <text:p>NT</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3" calcext:value-type="float">
            <text:p>3</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P02.$E41]" office:value-type="string" office:string-value="N" calcext:value-type="string">
            <text:p>N</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P02.$D42]" office:value-type="string" office:string-value="NT" calcext:value-type="string">
            <text:p>NT</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3" calcext:value-type="float">
            <text:p>3</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P02.$E42]" office:value-type="string" office:string-value="N" calcext:value-type="string">
            <text:p>N</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P02.$D43]" office:value-type="string" office:string-value="NT" calcext:value-type="string">
            <text:p>NT</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3" calcext:value-type="float">
            <text:p>3</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P02.$E43]" office:value-type="string" office:string-value="N" calcext:value-type="string">
            <text:p>N</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P02.$D44]" office:value-type="string" office:string-value="NT" calcext:value-type="string">
            <text:p>NT</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3" calcext:value-type="float">
            <text:p>3</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P02.$E44]" office:value-type="string" office:string-value="N" calcext:value-type="string">
            <text:p>N</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P02.$D45]" office:value-type="string" office:string-value="NT" calcext:value-type="string">
            <text:p>NT</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3" calcext:value-type="float">
            <text:p>3</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P02.$E45]" office:value-type="string" office:string-value="N" calcext:value-type="string">
            <text:p>N</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15" calcext:value-type="float">
            <text:p>15</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P02.$D46]" office:value-type="string" office:string-value="NT" calcext:value-type="string">
            <text:p>NT</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3" calcext:value-type="float">
            <text:p>3</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P02.$E46]" office:value-type="string" office:string-value="N" calcext:value-type="string">
            <text:p>N</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P02.$D47]" office:value-type="string" office:string-value="NT" calcext:value-type="string">
            <text:p>NT</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3" calcext:value-type="float">
            <text:p>3</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P02.$E47]" office:value-type="string" office:string-value="N" calcext:value-type="string">
            <text:p>N</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P02.$D48]" office:value-type="string" office:string-value="NT" calcext:value-type="string">
            <text:p>NT</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3" calcext:value-type="float">
            <text:p>3</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P02.$E48]" office:value-type="string" office:string-value="N" calcext:value-type="string">
            <text:p>N</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P02.$D49]" office:value-type="string" office:string-value="NT" calcext:value-type="string">
            <text:p>NT</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3" calcext:value-type="float">
            <text:p>3</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P02.$E49]" office:value-type="string" office:string-value="N" calcext:value-type="string">
            <text:p>N</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P02.$D50]" office:value-type="string" office:string-value="NT" calcext:value-type="string">
            <text:p>NT</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3" calcext:value-type="float">
            <text:p>3</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P02.$E50]" office:value-type="string" office:string-value="N" calcext:value-type="string">
            <text:p>N</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P02.$D51]" office:value-type="string" office:string-value="NT" calcext:value-type="string">
            <text:p>NT</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3" calcext:value-type="float">
            <text:p>3</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P02.$E51]" office:value-type="string" office:string-value="N" calcext:value-type="string">
            <text:p>N</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P02.$D52]" office:value-type="string" office:string-value="NT" calcext:value-type="string">
            <text:p>NT</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3" calcext:value-type="float">
            <text:p>3</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P02.$E52]" office:value-type="string" office:string-value="N" calcext:value-type="string">
            <text:p>N</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P02.$D53]" office:value-type="string" office:string-value="NT" calcext:value-type="string">
            <text:p>NT</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3" calcext:value-type="float">
            <text:p>3</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P02.$E53]" office:value-type="string" office:string-value="N" calcext:value-type="string">
            <text:p>N</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P02.$D54]" office:value-type="string" office:string-value="NT" calcext:value-type="string">
            <text:p>NT</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3" calcext:value-type="float">
            <text:p>3</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P02.$E54]" office:value-type="string" office:string-value="N" calcext:value-type="string">
            <text:p>N</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P02.$D55]" office:value-type="string" office:string-value="NT" calcext:value-type="string">
            <text:p>NT</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3" calcext:value-type="float">
            <text:p>3</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P02.$E55]" office:value-type="string" office:string-value="N" calcext:value-type="string">
            <text:p>N</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30" calcext:value-type="float">
            <text:p>3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P02.$D56]" office:value-type="string" office:string-value="NT" calcext:value-type="string">
            <text:p>NT</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3" calcext:value-type="float">
            <text:p>3</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P02.$E56]" office:value-type="string" office:string-value="N" calcext:value-type="string">
            <text:p>N</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P02.$D57]" office:value-type="string" office:string-value="NT" calcext:value-type="string">
            <text:p>NT</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3" calcext:value-type="float">
            <text:p>3</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P02.$E57]" office:value-type="string" office:string-value="N" calcext:value-type="string">
            <text:p>N</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P02.$D58]" office:value-type="string" office:string-value="NT" calcext:value-type="string">
            <text:p>NT</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3" calcext:value-type="float">
            <text:p>3</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P02.$E58]" office:value-type="string" office:string-value="N" calcext:value-type="string">
            <text:p>N</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P02.$D59]" office:value-type="string" office:string-value="NT" calcext:value-type="string">
            <text:p>NT</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3" calcext:value-type="float">
            <text:p>3</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P02.$E59]" office:value-type="string" office:string-value="N" calcext:value-type="string">
            <text:p>N</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12" calcext:value-type="float">
            <text:p>12</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P02.$D60]" office:value-type="string" office:string-value="NT" calcext:value-type="string">
            <text:p>NT</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3" calcext:value-type="float">
            <text:p>3</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P02.$E60]" office:value-type="string" office:string-value="N" calcext:value-type="string">
            <text:p>N</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P02.$D61]" office:value-type="string" office:string-value="NT" calcext:value-type="string">
            <text:p>NT</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3" calcext:value-type="float">
            <text:p>3</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P02.$E61]" office:value-type="string" office:string-value="N" calcext:value-type="string">
            <text:p>N</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P02.$D62]" office:value-type="string" office:string-value="NT" calcext:value-type="string">
            <text:p>NT</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3" calcext:value-type="float">
            <text:p>3</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P02.$E62]" office:value-type="string" office:string-value="N" calcext:value-type="string">
            <text:p>N</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P02.$D63]" office:value-type="string" office:string-value="NT" calcext:value-type="string">
            <text:p>NT</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3" calcext:value-type="float">
            <text:p>3</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P02.$E63]" office:value-type="string" office:string-value="N" calcext:value-type="string">
            <text:p>N</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P02.$D64]" office:value-type="string" office:string-value="NT" calcext:value-type="string">
            <text:p>NT</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3" calcext:value-type="float">
            <text:p>3</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P02.$E64]" office:value-type="string" office:string-value="N" calcext:value-type="string">
            <text:p>N</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P02.$D65]" office:value-type="string" office:string-value="NT" calcext:value-type="string">
            <text:p>NT</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3" calcext:value-type="float">
            <text:p>3</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P02.$E65]" office:value-type="string" office:string-value="N" calcext:value-type="string">
            <text:p>N</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P02.$D66]" office:value-type="string" office:string-value="NT" calcext:value-type="string">
            <text:p>NT</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3" calcext:value-type="float">
            <text:p>3</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P02.$E66]" office:value-type="string" office:string-value="N" calcext:value-type="string">
            <text:p>N</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P02.$D67]" office:value-type="string" office:string-value="NT" calcext:value-type="string">
            <text:p>NT</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3" calcext:value-type="float">
            <text:p>3</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P02.$E67]" office:value-type="string" office:string-value="N" calcext:value-type="string">
            <text:p>N</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P02.$D68]" office:value-type="string" office:string-value="NT" calcext:value-type="string">
            <text:p>NT</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3" calcext:value-type="float">
            <text:p>3</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P02.$E68]" office:value-type="string" office:string-value="N" calcext:value-type="string">
            <text:p>N</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P02.$D69]" office:value-type="string" office:string-value="NT" calcext:value-type="string">
            <text:p>NT</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3" calcext:value-type="float">
            <text:p>3</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P02.$E69]" office:value-type="string" office:string-value="N" calcext:value-type="string">
            <text:p>N</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P02.$D70]" office:value-type="string" office:string-value="NT" calcext:value-type="string">
            <text:p>NT</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3" calcext:value-type="float">
            <text:p>3</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P02.$E70]" office:value-type="string" office:string-value="N" calcext:value-type="string">
            <text:p>N</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P02.$D71]" office:value-type="string" office:string-value="NT" calcext:value-type="string">
            <text:p>NT</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3" calcext:value-type="float">
            <text:p>3</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P02.$E71]" office:value-type="string" office:string-value="N" calcext:value-type="string">
            <text:p>N</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P02.$D72]" office:value-type="string" office:string-value="NT" calcext:value-type="string">
            <text:p>NT</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3" calcext:value-type="float">
            <text:p>3</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P02.$E72]" office:value-type="string" office:string-value="N" calcext:value-type="string">
            <text:p>N</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P02.$D73]" office:value-type="string" office:string-value="NT" calcext:value-type="string">
            <text:p>NT</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3" calcext:value-type="float">
            <text:p>3</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P02.$E73]" office:value-type="string" office:string-value="N" calcext:value-type="string">
            <text:p>N</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42" calcext:value-type="float">
            <text:p>42</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P02.$D74]" office:value-type="string" office:string-value="NT" calcext:value-type="string">
            <text:p>NT</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3" calcext:value-type="float">
            <text:p>3</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P02.$E74]" office:value-type="string" office:string-value="N" calcext:value-type="string">
            <text:p>N</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P02.$D75]" office:value-type="string" office:string-value="NT" calcext:value-type="string">
            <text:p>NT</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3" calcext:value-type="float">
            <text:p>3</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P02.$E75]" office:value-type="string" office:string-value="N" calcext:value-type="string">
            <text:p>N</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P02.$D76]" office:value-type="string" office:string-value="NT" calcext:value-type="string">
            <text:p>NT</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3" calcext:value-type="float">
            <text:p>3</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P02.$E76]" office:value-type="string" office:string-value="N" calcext:value-type="string">
            <text:p>N</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P02.$D77]" office:value-type="string" office:string-value="NT" calcext:value-type="string">
            <text:p>NT</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3" calcext:value-type="float">
            <text:p>3</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P02.$E77]" office:value-type="string" office:string-value="N" calcext:value-type="string">
            <text:p>N</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P02.$D78]" office:value-type="string" office:string-value="NT" calcext:value-type="string">
            <text:p>NT</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3" calcext:value-type="float">
            <text:p>3</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P02.$E78]" office:value-type="string" office:string-value="N" calcext:value-type="string">
            <text:p>N</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P02.$D79]" office:value-type="string" office:string-value="NT" calcext:value-type="string">
            <text:p>NT</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3" calcext:value-type="float">
            <text:p>3</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P02.$E79]" office:value-type="string" office:string-value="N" calcext:value-type="string">
            <text:p>N</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P02.$D80]" office:value-type="string" office:string-value="NT" calcext:value-type="string">
            <text:p>NT</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3" calcext:value-type="float">
            <text:p>3</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P02.$E80]" office:value-type="string" office:string-value="N" calcext:value-type="string">
            <text:p>N</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P02.$D81]" office:value-type="string" office:string-value="NT" calcext:value-type="string">
            <text:p>NT</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3" calcext:value-type="float">
            <text:p>3</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P02.$E81]" office:value-type="string" office:string-value="N" calcext:value-type="string">
            <text:p>N</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P02.$D82]" office:value-type="string" office:string-value="NT" calcext:value-type="string">
            <text:p>NT</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3" calcext:value-type="float">
            <text:p>3</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P02.$E82]" office:value-type="string" office:string-value="N" calcext:value-type="string">
            <text:p>N</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P02.$D83]" office:value-type="string" office:string-value="NT" calcext:value-type="string">
            <text:p>NT</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3" calcext:value-type="float">
            <text:p>3</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P02.$E83]" office:value-type="string" office:string-value="N" calcext:value-type="string">
            <text:p>N</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P02.$D84]" office:value-type="string" office:string-value="NT" calcext:value-type="string">
            <text:p>NT</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3" calcext:value-type="float">
            <text:p>3</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P02.$E84]" office:value-type="string" office:string-value="N" calcext:value-type="string">
            <text:p>N</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P02.$D85]" office:value-type="string" office:string-value="NT" calcext:value-type="string">
            <text:p>NT</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3" calcext:value-type="float">
            <text:p>3</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P02.$E85]" office:value-type="string" office:string-value="N" calcext:value-type="string">
            <text:p>N</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P02.$D86]" office:value-type="string" office:string-value="NT" calcext:value-type="string">
            <text:p>NT</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3" calcext:value-type="float">
            <text:p>3</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P02.$E86]" office:value-type="string" office:string-value="N" calcext:value-type="string">
            <text:p>N</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39" calcext:value-type="float">
            <text:p>39</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P02.$D87]" office:value-type="string" office:string-value="NT" calcext:value-type="string">
            <text:p>NT</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3" calcext:value-type="float">
            <text:p>3</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P02.$E87]" office:value-type="string" office:string-value="N" calcext:value-type="string">
            <text:p>N</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P02.$D88]" office:value-type="string" office:string-value="NT" calcext:value-type="string">
            <text:p>NT</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3" calcext:value-type="float">
            <text:p>3</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P02.$E88]" office:value-type="string" office:string-value="N" calcext:value-type="string">
            <text:p>N</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P02.$D89]" office:value-type="string" office:string-value="NT" calcext:value-type="string">
            <text:p>NT</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3" calcext:value-type="float">
            <text:p>3</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P02.$E89]" office:value-type="string" office:string-value="N" calcext:value-type="string">
            <text:p>N</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D90]" office:value-type="string" office:string-value="NT" calcext:value-type="string">
            <text:p>NT</text:p>
          </table:table-cell>
          <table:table-cell table:formula="of:=[P02.$D90]" office:value-type="string" office:string-value="NT" calcext:value-type="string">
            <text:p>NT</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0" calcext:value-type="float">
            <text:p>0</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3" calcext:value-type="float">
            <text:p>3</text:p>
          </table:table-cell>
          <table:table-cell table:formula="of:=IF([.Y100]&gt;0;&quot;NC&quot;;IF([.X100]&gt;0;&quot;C&quot;;IF([.AA100]&gt;0;&quot;NT&quot;;&quot;NA&quot;)))" office:value-type="string" office:string-value="NT" calcext:value-type="string">
            <text:p>NT</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P02.$E90]" office:value-type="string" office:string-value="N" calcext:value-type="string">
            <text:p>N</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P02.$D91]" office:value-type="string" office:string-value="NT" calcext:value-type="string">
            <text:p>NT</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3" calcext:value-type="float">
            <text:p>3</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P02.$E91]" office:value-type="string" office:string-value="N" calcext:value-type="string">
            <text:p>N</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D92]" office:value-type="string" office:string-value="NT" calcext:value-type="string">
            <text:p>NT</text:p>
          </table:table-cell>
          <table:table-cell table:formula="of:=[P02.$D92]" office:value-type="string" office:string-value="NT" calcext:value-type="string">
            <text:p>NT</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2:.W102];&quot;C&quot;)" office:value-type="float" office:value="0" calcext:value-type="float">
            <text:p>0</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3" calcext:value-type="float">
            <text:p>3</text:p>
          </table:table-cell>
          <table:table-cell table:formula="of:=IF([.Y102]&gt;0;&quot;NC&quot;;IF([.X102]&gt;0;&quot;C&quot;;IF([.AA102]&gt;0;&quot;NT&quot;;&quot;NA&quot;)))" office:value-type="string" office:string-value="NT" calcext:value-type="string">
            <text:p>NT</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P02.$E92]" office:value-type="string" office:string-value="N" calcext:value-type="string">
            <text:p>N</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P02.$D93]" office:value-type="string" office:string-value="NT" calcext:value-type="string">
            <text:p>NT</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3" calcext:value-type="float">
            <text:p>3</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P02.$E93]" office:value-type="string" office:string-value="N" calcext:value-type="string">
            <text:p>N</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P02.$D94]" office:value-type="string" office:string-value="NT" calcext:value-type="string">
            <text:p>NT</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3" calcext:value-type="float">
            <text:p>3</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P02.$E94]" office:value-type="string" office:string-value="N" calcext:value-type="string">
            <text:p>N</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P02.$D95]" office:value-type="string" office:string-value="NT" calcext:value-type="string">
            <text:p>NT</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3" calcext:value-type="float">
            <text:p>3</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P02.$E95]" office:value-type="string" office:string-value="N" calcext:value-type="string">
            <text:p>N</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P02.$D96]" office:value-type="string" office:string-value="NT" calcext:value-type="string">
            <text:p>NT</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3" calcext:value-type="float">
            <text:p>3</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P02.$E96]" office:value-type="string" office:string-value="N" calcext:value-type="string">
            <text:p>N</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P02.$D97]" office:value-type="string" office:string-value="NT" calcext:value-type="string">
            <text:p>NT</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3" calcext:value-type="float">
            <text:p>3</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P02.$E97]" office:value-type="string" office:string-value="N" calcext:value-type="string">
            <text:p>N</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0" calcext:value-type="float">
            <text:p>0</text:p>
          </table:table-cell>
          <table:table-cell table:style-name="ce123" table:formula="of:=SUM([.Y97:.Y107])" office:value-type="float" office:value="0" calcext:value-type="float">
            <text:p>0</text:p>
          </table:table-cell>
          <table:table-cell table:style-name="ce123" table:formula="of:=SUM([.Z97:.Z107])" office:value-type="float" office:value="0" calcext:value-type="float">
            <text:p>0</text:p>
          </table:table-cell>
          <table:table-cell table:style-name="ce123" table:formula="of:=SUM([.AA97:.AA107])" office:value-type="float" office:value="33" calcext:value-type="float">
            <text:p>33</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P02.$D98]" office:value-type="string" office:string-value="NT" calcext:value-type="string">
            <text:p>NT</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3" calcext:value-type="float">
            <text:p>3</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P02.$E98]" office:value-type="string" office:string-value="N" calcext:value-type="string">
            <text:p>N</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P02.$D99]" office:value-type="string" office:string-value="NT" calcext:value-type="string">
            <text:p>NT</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3" calcext:value-type="float">
            <text:p>3</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P02.$E99]" office:value-type="string" office:string-value="N" calcext:value-type="string">
            <text:p>N</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P02.$D100]" office:value-type="string" office:string-value="NT" calcext:value-type="string">
            <text:p>NT</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3" calcext:value-type="float">
            <text:p>3</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P02.$E100]" office:value-type="string" office:string-value="N" calcext:value-type="string">
            <text:p>N</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P02.$D101]" office:value-type="string" office:string-value="NT" calcext:value-type="string">
            <text:p>NT</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3" calcext:value-type="float">
            <text:p>3</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P02.$E101]" office:value-type="string" office:string-value="N" calcext:value-type="string">
            <text:p>N</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P02.$D102]" office:value-type="string" office:string-value="NT" calcext:value-type="string">
            <text:p>NT</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3" calcext:value-type="float">
            <text:p>3</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P02.$E102]" office:value-type="string" office:string-value="N" calcext:value-type="string">
            <text:p>N</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P02.$D103]" office:value-type="string" office:string-value="NT" calcext:value-type="string">
            <text:p>NT</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3" calcext:value-type="float">
            <text:p>3</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P02.$E103]" office:value-type="string" office:string-value="N" calcext:value-type="string">
            <text:p>N</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P02.$D104]" office:value-type="string" office:string-value="NT" calcext:value-type="string">
            <text:p>NT</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3" calcext:value-type="float">
            <text:p>3</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P02.$E104]" office:value-type="string" office:string-value="N" calcext:value-type="string">
            <text:p>N</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P02.$D105]" office:value-type="string" office:string-value="NT" calcext:value-type="string">
            <text:p>NT</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3" calcext:value-type="float">
            <text:p>3</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P02.$E105]" office:value-type="string" office:string-value="N" calcext:value-type="string">
            <text:p>N</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D106]" office:value-type="string" office:string-value="NT" calcext:value-type="string">
            <text:p>NT</text:p>
          </table:table-cell>
          <table:table-cell table:formula="of:=[P02.$D106]" office:value-type="string" office:string-value="NT" calcext:value-type="string">
            <text:p>NT</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0" calcext:value-type="float">
            <text:p>0</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3" calcext:value-type="float">
            <text:p>3</text:p>
          </table:table-cell>
          <table:table-cell table:formula="of:=IF([.Y117]&gt;0;&quot;NC&quot;;IF([.X117]&gt;0;&quot;C&quot;;IF([.AA117]&gt;0;&quot;NT&quot;;&quot;NA&quot;)))" office:value-type="string" office:string-value="NT" calcext:value-type="string">
            <text:p>NT</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P02.$E106]" office:value-type="string" office:string-value="N" calcext:value-type="string">
            <text:p>N</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D107]" office:value-type="string" office:string-value="NT" calcext:value-type="string">
            <text:p>NT</text:p>
          </table:table-cell>
          <table:table-cell table:formula="of:=[P02.$D107]" office:value-type="string" office:string-value="NT" calcext:value-type="string">
            <text:p>NT</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0" calcext:value-type="float">
            <text:p>0</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3" calcext:value-type="float">
            <text:p>3</text:p>
          </table:table-cell>
          <table:table-cell table:formula="of:=IF([.Y118]&gt;0;&quot;NC&quot;;IF([.X118]&gt;0;&quot;C&quot;;IF([.AA118]&gt;0;&quot;NT&quot;;&quot;NA&quot;)))" office:value-type="string" office:string-value="NT" calcext:value-type="string">
            <text:p>NT</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E107]" office:value-type="string" office:string-value="N" calcext:value-type="string">
            <text:p>N</text:p>
          </table:table-cell>
          <table:table-cell table:formula="of:=[P02.$E107]" office:value-type="string" office:string-value="N" calcext:value-type="string">
            <text:p>N</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D108]" office:value-type="string" office:string-value="NT" calcext:value-type="string">
            <text:p>NT</text:p>
          </table:table-cell>
          <table:table-cell table:formula="of:=[P02.$D108]" office:value-type="string" office:string-value="NT" calcext:value-type="string">
            <text:p>NT</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9:.W119];&quot;C&quot;)" office:value-type="float" office:value="0" calcext:value-type="float">
            <text:p>0</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3" calcext:value-type="float">
            <text:p>3</text:p>
          </table:table-cell>
          <table:table-cell table:formula="of:=IF([.Y119]&gt;0;&quot;NC&quot;;IF([.X119]&gt;0;&quot;C&quot;;IF([.AA119]&gt;0;&quot;NT&quot;;&quot;NA&quot;)))" office:value-type="string" office:string-value="NT" calcext:value-type="string">
            <text:p>NT</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P02.$E108]" office:value-type="string" office:string-value="N" calcext:value-type="string">
            <text:p>N</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P02.$D109]" office:value-type="string" office:string-value="NT" calcext:value-type="string">
            <text:p>NT</text:p>
          </table:table-cell>
          <table:table-cell table:formula="of:=[P03.$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0" calcext:value-type="float">
            <text:p>0</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3" calcext:value-type="float">
            <text:p>3</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P02.$E109]" office:value-type="string" office:string-value="N" calcext:value-type="string">
            <text:p>N</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0" calcext:value-type="float">
            <text:p>0</text:p>
          </table:table-cell>
          <table:table-cell table:style-name="ce123" table:formula="of:=SUM([.Y109:.Y120])" office:value-type="float" office:value="0" calcext:value-type="float">
            <text:p>0</text:p>
          </table:table-cell>
          <table:table-cell table:style-name="ce123" table:formula="of:=SUM([.Z109:.Z120])" office:value-type="float" office:value="0" calcext:value-type="float">
            <text:p>0</text:p>
          </table:table-cell>
          <table:table-cell table:style-name="ce123" table:formula="of:=SUM([.AA109:.AA120])" office:value-type="float" office:value="36" calcext:value-type="float">
            <text:p>36</text:p>
          </table:table-cell>
          <table:table-cell/>
          <table:table-cell table:style-name="ce116"/>
          <table:table-cell table:style-name="ce117" table:number-columns-repeated="22"/>
          <table:table-cell table:style-name="ce123" table:formula="of:=SUM([.AZ109:.AZ120])" office:value-type="float" office:value="0" calcext:value-type="float">
            <text:p>0</text:p>
          </table:table-cell>
          <table:table-cell table:number-columns-repeated="12"/>
        </table:table-row>
        <table:table-row table:style-name="ro7">
          <table:table-cell table:style-name="ce70"/>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AUX MOYEN</text:p>
          </table:table-cell>
          <table:table-cell table:style-name="ce64" table:formula="of:=IF(AND([.D122]=0;[.D123]=0);&quot;NA&quot;;[.D122]/([.D122]+[.D123]))" office:value-type="string" office:string-value="NA" calcext:value-type="string">
            <text:p>NA</text:p>
          </table:table-cell>
          <table:table-cell table:style-name="ce64" table:formula="of:=IF(AND([.E122]=0;[.E123]=0);&quot;NA&quot;;[.E122]/([.E122]+[.E123]))" office:value-type="string" office:string-value="NA" calcext:value-type="string">
            <text:p>NA</text:p>
          </table:table-cell>
          <table:table-cell table:style-name="ce64" table:formula="of:=IF(AND([.F122]=0;[.F123]=0);&quot;NA&quot;;[.F122]/([.F122]+[.F123]))" office:value-type="string" office:string-value="NA" calcext:value-type="string">
            <text:p>NA</text:p>
          </table:table-cell>
          <table:table-cell table:style-name="ce64" table:formula="of:=IF(AND([.G122]=0;[.G123]=0);&quot;NA&quot;;[.G122]/([.G122]+[.G123]))" office:value-type="string" office:string-value="NA" calcext:value-type="string">
            <text:p>NA</text:p>
          </table:table-cell>
          <table:table-cell table:style-name="ce64" table:formula="of:=IF(AND([.H122]=0;[.H123]=0);&quot;NA&quot;;[.H122]/([.H122]+[.H123]))" office:value-type="string" office:string-value="NA" calcext:value-type="string">
            <text:p>NA</text:p>
          </table:table-cell>
          <table:table-cell table:style-name="ce64" table:formula="of:=IF(AND([.I122]=0;[.I123]=0);&quot;NA&quot;;[.I122]/([.I122]+[.I123]))" office:value-type="string" office:string-value="NA" calcext:value-type="string">
            <text:p>NA</text:p>
          </table:table-cell>
          <table:table-cell table:style-name="ce64" table:formula="of:=IF(AND([.J122]=0;[.J123]=0);&quot;NA&quot;;[.J122]/([.J122]+[.J123]))" office:value-type="string" office:string-value="NA" calcext:value-type="string">
            <text:p>NA</text:p>
          </table:table-cell>
          <table:table-cell table:style-name="ce64" table:formula="of:=IF(AND([.K122]=0;[.K123]=0);&quot;NA&quot;;[.K122]/([.K122]+[.K123]))" office:value-type="string" office:string-value="NA" calcext:value-type="string">
            <text:p>NA</text:p>
          </table:table-cell>
          <table:table-cell table:style-name="ce64" table:formula="of:=IF(AND([.L122]=0;[.L123]=0);&quot;NA&quot;;[.L122]/([.L122]+[.L123]))" office:value-type="string" office:string-value="NA" calcext:value-type="string">
            <text:p>NA</text:p>
          </table:table-cell>
          <table:table-cell table:style-name="ce64" table:formula="of:=IF(AND([.M122]=0;[.M123]=0);&quot;NA&quot;;[.M122]/([.M122]+[.M123]))" office:value-type="string" office:string-value="NA" calcext:value-type="string">
            <text:p>NA</text:p>
          </table:table-cell>
          <table:table-cell table:style-name="ce64" table:formula="of:=IF(AND([.N122]=0;[.N123]=0);&quot;NA&quot;;[.N122]/([.N122]+[.N123]))" office:value-type="string" office:string-value="NA" calcext:value-type="string">
            <text:p>NA</text:p>
          </table:table-cell>
          <table:table-cell table:style-name="ce64" table:formula="of:=IF(AND([.O122]=0;[.O123]=0);&quot;NA&quot;;[.O122]/([.O122]+[.O123]))" office:value-type="string" office:string-value="NA" calcext:value-type="string">
            <text:p>NA</text:p>
          </table:table-cell>
          <table:table-cell table:style-name="ce64" table:formula="of:=IF(AND([.P122]=0;[.P123]=0);&quot;NA&quot;;[.P122]/([.P122]+[.P123]))" office:value-type="string" office:string-value="NA" calcext:value-type="string">
            <text:p>NA</text:p>
          </table:table-cell>
          <table:table-cell table:style-name="ce64" table:formula="of:=IF(AND([.Q122]=0;[.Q123]=0);&quot;NA&quot;;[.Q122]/([.Q122]+[.Q123]))" office:value-type="string" office:string-value="NA" calcext:value-type="string">
            <text:p>NA</text:p>
          </table:table-cell>
          <table:table-cell table:style-name="ce6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0" table:number-columns-repeated="2"/>
          <table:table-cell table:style-name="ce118" table:number-columns-repeated="22"/>
          <table:table-cell table:style-name="ce128"/>
          <table:table-cell table:style-name="ce70"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29" table:default-cell-style-name="ce32"/>
        <table:table-column table:style-name="co4" table:number-columns-repeated="57" table:default-cell-style-name="ce32"/>
        <table:table-column table:style-name="co4" table:number-columns-repeated="959" table:default-cell-style-name="Default"/>
        <table:table-row table:style-name="ro7">
          <table:table-cell table:style-name="ce59" table:formula="of:=[Échantillon.A1]" office:value-type="float" office:value="0" calcext:value-type="float" table:number-columns-spanned="7" table:number-rows-spanned="1">
            <text:p>0</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cell table:number-columns-repeated="959"/>
        </table:table-row>
        <table:table-row table:style-name="ro11">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style-name="ce64"/>
          <table:table-cell table:style-name="ce2" table:number-columns-repeated="56"/>
          <table:table-cell table:number-columns-repeated="959"/>
        </table:table-row>
        <table:table-row table:style-name="ro11">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style-name="ce2"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style-name="ce2"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4"/>
          <table:table-cell table:style-name="ce92"/>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93"/>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3" table:number-columns-repeated="2"/>
          <table:table-cell table:number-columns-repeated="1016"/>
        </table:table-row>
        <table:table-row table:style-name="ro13">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2"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59" table:formula="of:=[Échantillon.A1]" office:value-type="float" office:value="0" calcext:value-type="float" table:number-columns-spanned="7" table:number-rows-spanned="1">
            <text:p>0</text:p>
          </table:table-cell>
          <table:covered-table-cell table:number-columns-repeated="6"/>
          <table:table-cell table:number-columns-repeated="57"/>
        </table:table-row>
        <table:table-row table:style-name="ro7">
          <table:table-cell table:style-name="ce76" table:formula="of:=CONCATENATE([Échantillon.B10];&quot; : &quot;;[Échantillon.C10])" office:value-type="string" office:string-value="Authentification : http://www.site.fr/authentification.html" calcext:value-type="string" table:number-columns-spanned="7" table:number-rows-spanned="1">
            <text:p>Authentification : http://www.site.fr/authentification.html</text:p>
          </table:table-cell>
          <table:covered-table-cell table:number-columns-repeated="6"/>
          <table:table-cell table:number-columns-repeated="57"/>
        </table:table-row>
        <table:table-row table:style-name="ro16">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1">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style-name="ce64"/>
          <table:table-cell table:style-name="ce2" table:number-columns-repeated="56"/>
        </table:table-row>
        <table:table-row table:style-name="ro11">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4"/>
          <table:table-cell table:style-name="ce92"/>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69"/>
          <table:table-cell table:style-name="ce93"/>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3" table:number-columns-repeated="2"/>
          <table:table-cell table:number-columns-repeated="57"/>
        </table:table-row>
        <table:table-row table:style-name="ro13">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table-cell table:style-name="ce93"/>
          <table:table-cell table:number-columns-repeated="57"/>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2.D4:P02.D109">
            <calcext:condition calcext:apply-style-name="cf1" calcext:value="=&quot;C&quot;" calcext:base-cell-address="P02.D4"/>
            <calcext:condition calcext:apply-style-name="cf5" calcext:value="=&quot;NC&quot;" calcext:base-cell-address="P02.D4"/>
            <calcext:condition calcext:apply-style-name="cf4" calcext:value="=&quot;NA&quot;" calcext:base-cell-address="P02.D4"/>
            <calcext:condition calcext:apply-style-name="cf6" calcext:value="=&quot;NT&quot;" calcext:base-cell-address="P02.D4"/>
          </calcext:conditional-format>
          <calcext:conditional-format calcext:target-range-address="P02.E4:P02.E109">
            <calcext:condition calcext:apply-style-name="cf2" calcext:value="=&quot;D&quot;" calcext:base-cell-address="P02.E4"/>
            <calcext:condition calcext:apply-style-name="cf3" calcext:value="=&quot;N&quot;" calcext:base-cell-address="P02.E4"/>
          </calcext:conditional-format>
        </calcext:conditional-formats>
      </table:table>
      <table:table table:name="P03"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59" table:number-columns-spanned="7" table:number-rows-spanned="1"/>
          <table:covered-table-cell table:number-columns-repeated="6"/>
          <table:table-cell table:number-columns-repeated="57"/>
        </table:table-row>
        <table:table-row table:style-name="ro7">
          <table:table-cell table:style-name="ce76" table:formula="of:=CONCATENATE([Échantillon.B11];&quot; : &quot;;[Échantillon.C11])" office:value-type="string" office:string-value="Contact : http://www.site.fr/contact.html" calcext:value-type="string" table:number-columns-spanned="7" table:number-rows-spanned="1">
            <text:p>Contact : http://www.site.fr/contact.html</text:p>
          </table:table-cell>
          <table:covered-table-cell table:number-columns-repeated="6"/>
          <table:table-cell table:number-columns-repeated="57"/>
        </table:table-row>
        <table:table-row table:style-name="ro24">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1">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2" table:number-columns-repeated="2"/>
          <table:table-cell table:style-name="ce64"/>
          <table:table-cell table:style-name="ce2" table:number-columns-repeated="56"/>
        </table:table-row>
        <table:table-row table:style-name="ro11">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4"/>
          <table:table-cell table:style-name="ce92"/>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69"/>
          <table:table-cell table:style-name="ce93"/>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3" table:number-columns-repeated="2"/>
          <table:table-cell table:number-columns-repeated="57"/>
        </table:table-row>
        <table:table-row table:style-name="ro13">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3:22:23.170813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3:46:07.755455069</dc:date>
    <meta:print-date>2015-03-10T10:18:37Z</meta:print-date>
    <meta:editing-cycles>571</meta:editing-cycles>
    <meta:editing-duration>P4DT3H3M1S</meta:editing-duration>
    <meta:document-statistic meta:table-count="8" meta:cell-count="7435" meta:object-count="0"/>
  </office:meta>
</office:document-meta>
</file>